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8e58" officeooo:paragraph-rsid="00198e58"/>
    </style:style>
    <style:style style:name="P2" style:family="paragraph" style:parent-style-name="Standard">
      <style:text-properties officeooo:rsid="001ba8f7" officeooo:paragraph-rsid="001ba8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3.js is a decent tool to use. It simplifies for loops and shortens the code. Another positive is that it allows you to use javascript so you can easily make the visualization compatible with a web browser. </text:p>
      <text:p text:style-name="P1"/>
      <text:p text:style-name="P2">D3 using SVG makes it a bit slower because each pixel draw uses an HTML element versus if I had used a canvas, the whole picture generated would be on HTML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16M3S</meta:editing-duration>
    <meta:editing-cycles>4</meta:editing-cycles>
    <meta:generator>LibreOffice/5.1.2.2$Windows_x86 LibreOffice_project/d3bf12ecb743fc0d20e0be0c58ca359301eb705f</meta:generator>
    <dc:date>2016-09-18T22:29:11.826000000</dc:date>
    <meta:document-statistic meta:table-count="0" meta:image-count="0" meta:object-count="0" meta:page-count="1" meta:paragraph-count="2" meta:word-count="69" meta:character-count="371" meta:non-whitespace-character-count="303"/>
    <meta:user-defined meta:name="Info 1"/>
    <meta:user-defined meta:name="Info 2"/>
    <meta:user-defined meta:name="Info 3"/>
    <meta:user-defined meta:name="Info 4"/>
  </office:meta>
</office:document-meta>
</file>